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text-properties officeooo:rsid="00107fd2" officeooo:paragraph-rsid="00107fd2"/>
    </style:style>
    <style:style style:name="P2" style:family="paragraph" style:parent-style-name="Text_20_body" style:list-style-name="L1">
      <style:text-properties officeooo:rsid="00107fd2" officeooo:paragraph-rsid="0010be39"/>
    </style:style>
    <style:style style:name="P3" style:family="paragraph" style:parent-style-name="Text_20_body" style:list-style-name="L1">
      <style:text-properties officeooo:rsid="00107fd2" officeooo:paragraph-rsid="00170ea1"/>
    </style:style>
    <style:style style:name="P4" style:family="paragraph" style:parent-style-name="Text_20_body" style:list-style-name="L1">
      <style:text-properties officeooo:rsid="0010be39" officeooo:paragraph-rsid="0010be39"/>
    </style:style>
    <style:style style:name="P5" style:family="paragraph" style:parent-style-name="Text_20_body" style:list-style-name="L1">
      <style:text-properties officeooo:rsid="0010be39" officeooo:paragraph-rsid="0011802d"/>
    </style:style>
    <style:style style:name="P6" style:family="paragraph" style:parent-style-name="Text_20_body">
      <style:text-properties officeooo:rsid="0010be39" officeooo:paragraph-rsid="0010be39"/>
    </style:style>
    <style:style style:name="P7" style:family="paragraph" style:parent-style-name="Text_20_body">
      <style:text-properties officeooo:rsid="0011d9bb" officeooo:paragraph-rsid="0011d9bb"/>
    </style:style>
    <style:style style:name="P8" style:family="paragraph" style:parent-style-name="Text_20_body">
      <style:text-properties officeooo:rsid="001300f2" officeooo:paragraph-rsid="001300f2"/>
    </style:style>
    <style:style style:name="P9" style:family="paragraph" style:parent-style-name="Text_20_body">
      <style:text-properties officeooo:rsid="001307a0" officeooo:paragraph-rsid="001307a0"/>
    </style:style>
    <style:style style:name="P10" style:family="paragraph" style:parent-style-name="Text_20_body">
      <style:text-properties officeooo:rsid="001307a0" officeooo:paragraph-rsid="001346f6"/>
    </style:style>
    <style:style style:name="P11" style:family="paragraph" style:parent-style-name="Text_20_body">
      <style:text-properties officeooo:rsid="00144d77" officeooo:paragraph-rsid="00144d77"/>
    </style:style>
    <style:style style:name="P12" style:family="paragraph" style:parent-style-name="Text_20_body">
      <style:text-properties officeooo:rsid="00183e0b" officeooo:paragraph-rsid="00183e0b"/>
    </style:style>
    <style:style style:name="P13" style:family="paragraph" style:parent-style-name="Heading_20_1">
      <style:text-properties officeooo:rsid="00107fd2" officeooo:paragraph-rsid="00107fd2"/>
    </style:style>
    <style:style style:name="P14" style:family="paragraph" style:parent-style-name="Heading_20_1">
      <style:text-properties officeooo:rsid="0017f821" officeooo:paragraph-rsid="0017f821"/>
    </style:style>
    <style:style style:name="P15" style:family="paragraph" style:parent-style-name="Heading_20_3">
      <style:text-properties officeooo:paragraph-rsid="001300f2"/>
    </style:style>
    <style:style style:name="P16" style:family="paragraph" style:parent-style-name="Heading_20_3">
      <style:text-properties officeooo:rsid="001307a0" officeooo:paragraph-rsid="001307a0"/>
    </style:style>
    <style:style style:name="T1" style:family="text">
      <style:text-properties officeooo:rsid="00107fd2"/>
    </style:style>
    <style:style style:name="T2" style:family="text">
      <style:text-properties officeooo:rsid="0010be39"/>
    </style:style>
    <style:style style:name="T3" style:family="text">
      <style:text-properties officeooo:rsid="0011802d"/>
    </style:style>
    <style:style style:name="T4" style:family="text">
      <style:text-properties officeooo:rsid="0011d9bb"/>
    </style:style>
    <style:style style:name="T5" style:family="text">
      <style:text-properties officeooo:rsid="001300f2"/>
    </style:style>
    <style:style style:name="T6" style:family="text">
      <style:text-properties officeooo:rsid="001307a0"/>
    </style:style>
    <style:style style:name="T7" style:family="text">
      <style:text-properties officeooo:rsid="001346f6"/>
    </style:style>
    <style:style style:name="T8" style:family="text">
      <style:text-properties officeooo:rsid="0015eb99"/>
    </style:style>
    <style:style style:name="T9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SUMMER INTERNSHIP SAAB 2019</text:p>
      <text:h text:style-name="P14" text:outline-level="1">Usernames and Passwords</text:h>
      <text:p text:style-name="P12"><text:span text:style-name="T9">Unit</text:span><text:tab/><text:tab/><text:tab/><text:tab/><text:span text:style-name="T9">Username</text:span><text:tab/><text:tab/><text:tab/><text:span text:style-name="T9">Password</text:span></text:p>
      <text:p text:style-name="P12">router<text:tab/><text:tab/><text:tab/><text:tab/>BALROG_ROUTER<text:tab/><text:tab/>bandvagn</text:p>
      <text:p text:style-name="P12">router config<text:tab/><text:tab/><text:tab/>admin<text:tab/><text:tab/><text:tab/><text:tab/>admin</text:p>
      <text:p text:style-name="P12">hidden wifi in balrog <text:tab/><text:tab/>Bandvagn<text:tab/><text:tab/><text:tab/>Balrog123</text:p>
      <text:p text:style-name="P12">balrog pi image 1<text:tab/><text:tab/>pi <text:tab/><text:tab/><text:tab/><text:tab/>cdio2019</text:p>
      <text:p text:style-name="P12">balrog pi image 2<text:tab/><text:tab/>ubuntu <text:tab/><text:tab/><text:tab/>cdio2019</text:p>
      <text:p text:style-name="P12">beaglebone wifi <text:tab/><text:tab/>???<text:tab/><text:tab/><text:tab/><text:tab/>BeagleBone</text:p>
      <text:p text:style-name="P12"/>
      <text:h text:style-name="P13" text:outline-level="1">Balrog Raspberry Pi</text:h>
      <text:p text:style-name="P1">There are 2 system images for the Pi with different progress status. <text:span text:style-name="T2">The first one is the current one existing on the SD card</text:span>:</text:p>
      <text:list xml:id="list1787411648" text:style-name="L1">
        <text:list-item>
          <text:p text:style-name="P2">OS: Raspbian <text:span text:style-name="T2">(NO GUI)</text:span></text:p>
          <text:p text:style-name="P2">Has <text:span text:style-name="T2">all </text:span>files from previous CDIO <text:span text:style-name="T2">and the program can be run-</text:span></text:p>
          <text:p text:style-name="P3">Does not have ROS and it has to be installed from source which is a <text:span text:style-name="T2">troublesome and time consuming process. It is begun though and is on stage “2.1.2 Building the catkin workspace” in the downloading from source guide on ROS.org.</text:span></text:p>
        </text:list-item>
        <text:list-item>
          <text:p text:style-name="P3"><text:span text:style-name="T2">OS: Ubuntu (NO GUI)</text:span></text:p>
          <text:p text:style-name="P5">Doesn’t have all files that the other has but is thought to have all relevant files to run the program but the program can’t be run. This, because the bins aren’t <text:span text:style-name="T3">executable in this operating system. They have to remade from source and the source-files took a while to find. They exist on the Sauron Pi in the directory minesweeper/. So an attempt to make the files on the <text:s/>Sauron Pi was made using the user manual from CDIO 2017, page 15 &lt;Insert link here&gt;. But an error occured because “apt” is busy because for some reason it updates continuasly and here our time ran out.</text:span></text:p>
          <text:p text:style-name="P4">Has <text:span text:style-name="T4">ROS</text:span></text:p>
        </text:list-item>
      </text:list>
      <text:p text:style-name="P6"/>
      <text:h text:style-name="Heading_20_2" text:outline-level="2">Some useful knowledg<text:span text:style-name="T4">e</text:span></text:h>
      <text:p text:style-name="P7">We got the impression that something is wrong with the functionality of connecting to network via WiFi. We <text:span text:style-name="T7">never got it to connect to anything via WiFi and we tried a lot of tweaking in files. The current method is to connect it to BALROG_ROUTER via ethernet cable. </text:span></text:p>
      <text:p text:style-name="P11"><text:soft-page-break/><text:span text:style-name="T8">The previous CDIO</text:span> run startup_root.sh <text:span text:style-name="T8">and more on boot </text:span>using /<text:span text:style-name="T8">etc/rc.local so it can be relevant to look in that file.</text:span></text:p>
      <text:h text:style-name="P15" text:outline-level="3"><text:span text:style-name="T5">To find the Pi ip if using the BALROG_ROUTER</text:span></text:h>
      <text:p text:style-name="P8">Connect your computer to the BALROG_ROUTER </text:p>
      <text:p text:style-name="P9">A window should appear with the headline RT-N12C1. If you have no internet connected to the router you can click the link “Click here to go to the setup page”. Uname: admin, pssw: admin.</text:p>
      <text:p text:style-name="P9">Go to “Network Map” then “Clients:” (in the middle of the screen) and then you can see which devices that are connected and their ip. The pi is seen as “raspberry” if using image 1. </text:p>
      <text:h text:style-name="P16" text:outline-level="3">How to ssh into the pi</text:h>
      <text:p text:style-name="P10">If using image 1 <text:span text:style-name="T7">the username is “pi” and if image 2 the username is “ubuntu”.</text:span> <text:span text:style-name="T7">If the ip</text:span> is 1<text:a xlink:type="simple" xlink:href="mailto:pi@192.168.1.79" text:style-name="Internet_20_link" text:visited-style-name="Visited_20_Internet_20_Link"><text:span text:style-name="T1">92.168.1.</text:span></text:a><text:a xlink:type="simple" xlink:href="mailto:pi@192.168.1.79" text:style-name="Internet_20_link" text:visited-style-name="Visited_20_Internet_20_Link">79</text:a> then in the terminal type:</text:p>
      <text:p text:style-name="P1">$ ssh <text:a xlink:type="simple" xlink:href="mailto:pi@192.168.1.79" text:style-name="Internet_20_link" text:visited-style-name="Visited_20_Internet_20_Link">pi@192.168.1.</text:a><text:a xlink:type="simple" xlink:href="mailto:pi@192.168.1.79" text:style-name="Internet_20_link" text:visited-style-name="Visited_20_Internet_20_Link"><text:span text:style-name="T6">79</text:span></text:a><text:span text:style-name="T6">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  <style:text-properties officeooo:rsid="0011d9bb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8T10:46:26.761398813</meta:creation-date>
    <dc:date>2019-08-28T13:23:36.590579185</dc:date>
    <meta:editing-duration>PT1M8S</meta:editing-duration>
    <meta:editing-cycles>1</meta:editing-cycles>
    <meta:generator>LibreOffice/6.0.7.3$Linux_X86_64 LibreOffice_project/00m0$Build-3</meta:generator>
    <meta:document-statistic meta:table-count="0" meta:image-count="0" meta:object-count="0" meta:page-count="2" meta:paragraph-count="27" meta:word-count="428" meta:character-count="2385" meta:non-whitespace-character-count="1949"/>
  </office:meta>
</office:document-meta>
</file>